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228e1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officeooo:rsid="000228e1"/>
    </style:style>
    <style:style style:name="T2" style:family="text">
      <style:text-properties style:text-line-through-style="solid" style:text-line-through-text="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ET COOK : l’ordinateur au service de la cuisine.</text:p>
      <text:p text:style-name="P1"/>
      <text:p text:style-name="Standard">Mendulphin depuis <text:s/>sa mise à la retraite, Régis Leruste est ingénieur électronicien de formation et a travaillé à Cholet pour le Groupe THALES jusqu‘en 2007. C’est alors qu’il entreprend de mettre ses compétences au service de sa <text:s/>passion d’adolescent, la cuisine, avec son projet baptisé QUIET COOK . Cette <text:s/>démarche est le fruit d’un long héritage, sa mère, cordon bleu, lui transmettant l’art du goût et de l’alimentation saine. Se fondant sur des travaux réalisés par des médecins nutritionnistes , qui, dès le début des années 60, <text:s/>préconisaient <text:s/>la cuisson à basse température pour préserver les qualités nutritionnelle et gustative des aliments, Régis se lança dans le concept de la création d’un processus répondant à ces critères. Toutefois, la difficulté et la complexité de ce type de cuisson résident dans la capacité à obtenir une température constante, et nécessitent une surveillance constante : c’est là qu’intervient l’assistance par ordinateur. Le premier prototype est fonctionnel mais encombrant, il gère, automatise et évalue le coût de la cuisson. Le second en 2012, est plus petit, <text:s/>et complété de matériels <text:s/>spécifiques, <text:s/>d’une <text:s/>sonde de température Infra Rouge <text:s/>associé à un coffret électronique. <text:s text:c="2"/>Le prochain prévu pour cette année, miniaturisé, <text:span text:style-name="T2">sera bientôt sur le marché</text:span>. En relation avec la Chambre de Commerce et de l’Industrie, celui-ci mène une réflexion sur la manière de commercialiser son invention et il se prépare à participer au concours « Projet Innovant » organisé par Audacity Awards. Régis Leruste souhaite vivement que cet <text:s/>outil culinaire innovant, qui offre une <text:s/>cuisine saine alliant confort tranquillité et économies <text:s/>d’énergie, séduisent les passionnés de cuisine!</text:p>
      <text:p text:style-name="Standard">Contact : <text:a xlink:type="simple" xlink:href="mailto:regis.leruste@free.fr">regis.leruste@free.fr</text:a></text:p>
      <text:p text:style-name="P2"><text:span text:style-name="T1">remplacer : sera bientôt sur le marché</text:span></text:p>
      <text:p text:style-name="P2"><text:span text:style-name="T1">par : permettra la préparation des matériels livrables</text:span></text:p>
      <text:p text:style-name="P2"><text:span text:style-name="T1">N.B. : je suis Mendulphin depuis 14 mois, jhabitais précédemment à Piriac sur m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Lucida Sans Unicode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</meta:initial-creator>
    <meta:editing-cycles>4</meta:editing-cycles>
    <meta:print-date>2013-02-25T09:14:00</meta:print-date>
    <meta:creation-date>2013-02-10T14:32:00</meta:creation-date>
    <dc:date>2013-02-25T16:38:56.54</dc:date>
    <meta:editing-duration>PT1M7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6" meta:word-count="304" meta:character-count="1968" meta:non-whitespace-character-count="165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